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Lucida Console', monospace"/>
    <style:font-face style:name="Open Sans" svg:font-family="'Open Sans'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" style:family="paragraph" style:parent-style-name="Heading_20_2">
      <style:text-properties fo:font-variant="normal" fo:text-transform="none" fo:color="#444444" style:font-name="Open Sans" fo:letter-spacing="normal" fo:font-style="normal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ff" style:font-name="Consolas" fo:font-size="9pt" fo:letter-spacing="normal" fo:font-style="normal" fo:font-weight="normal" fo:padding="0cm" fo:border="none"/>
    </style:style>
    <style:style style:name="P4" style:family="paragraph" style:parent-style-name="Preformatted_20_Text">
      <style:paragraph-properties fo:margin-top="0cm" fo:margin-bottom="0cm" style:contextual-spacing="false" fo:line-height="171%" fo:orphans="2" fo:widows="2" fo:padding="0.049cm" fo:border="0.06pt solid #ededed"/>
      <style:text-properties fo:font-variant="normal" fo:text-transform="none" fo:color="#0000ff" style:font-name="Consolas" fo:font-size="9pt" fo:letter-spacing="normal" fo:font-style="normal" fo:font-weight="normal" fo:padding="0cm" fo:border="none"/>
    </style:style>
    <style:style style:name="T1" style:family="text">
      <style:text-properties fo:font-variant="normal" fo:text-transform="none" fo:color="#444444" style:font-name="Open Sans" fo:letter-spacing="normal" fo:font-style="normal"/>
    </style:style>
    <style:style style:name="T2" style:family="text">
      <style:text-properties fo:font-variant="normal" fo:text-transform="none" fo:color="#444444" style:font-name="Open Sans" fo:letter-spacing="normal" fo:font-style="normal" fo:font-weight="normal"/>
    </style:style>
    <style:style style:name="T3" style:family="text">
      <style:text-properties fo:font-variant="normal" fo:text-transform="none" fo:color="#444444" style:font-name="Open Sans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444444" style:font-name="Open Sans" fo:font-size="15pt" fo:letter-spacing="normal" fo:font-style="normal" fo:font-weight="bold" style:font-size-asian="15pt" style:font-weight-asian="bold" style:font-size-complex="15pt" style:font-weight-complex="bold"/>
    </style:style>
    <style:style style:name="T5" style:family="text">
      <style:text-properties fo:font-variant="normal" fo:text-transform="none" fo:color="#444444" style:font-name="Open Sans" fo:font-size="10.5pt" fo:letter-spacing="normal" fo:font-style="normal" fo:font-weight="normal"/>
    </style:style>
    <style:style style:name="T6" style:family="text">
      <style:text-properties fo:font-variant="normal" fo:text-transform="none" fo:color="#444444" style:font-name="Open Sans" fo:font-size="10.5pt" fo:letter-spacing="normal" fo:font-weight="normal" fo:padding="0cm" fo:border="none"/>
    </style:style>
    <style:style style:name="T7" style:family="text">
      <style:text-properties fo:font-variant="normal" fo:text-transform="none" fo:color="#444444" fo:letter-spacing="normal"/>
    </style:style>
    <style:style style:name="T8" style:family="text">
      <style:text-properties fo:color="#444444" style:font-name="Open Sans" fo:font-size="10.5pt" fo:letter-spacing="normal" fo:font-weight="normal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4">Kernel C Extras in a Linux Driver</text:span></text:p>
      <text:p text:style-name="Standard"/>
      <text:h text:style-name="P2" text:outline-level="2">Kernel’s message logging</text:h>
      <text:p text:style-name="Standard"/>
      <text:p text:style-name="P1"><text:span text:style-name="T5">As far as parameters are concerned, </text:span><text:span text:style-name="Emphasis"><text:span text:style-name="T8">printf</text:span></text:span><text:span text:style-name="Emphasis"><text:span text:style-name="T6"> </text:span></text:span><text:span text:style-name="T5">&amp; </text:span><text:span text:style-name="Emphasis"><text:span text:style-name="T8">printk</text:span></text:span><text:span text:style-name="Emphasis"><text:span text:style-name="T6"> </text:span></text:span><text:span text:style-name="T5">are same, except that when programming for the kernel we don’t bother about the float formats of </text:span><text:span text:style-name="Emphasis"><text:span text:style-name="T8">%f</text:span></text:span><text:span text:style-name="T5">, </text:span><text:span text:style-name="Emphasis"><text:span text:style-name="T8">%lf</text:span></text:span><text:span text:style-name="Emphasis"><text:span text:style-name="T6"> </text:span></text:span><text:span text:style-name="T5">&amp; their likes. However unlike </text:span><text:span text:style-name="Emphasis"><text:span text:style-name="T8">printf</text:span></text:span><text:span text:style-name="T5">, </text:span><text:span text:style-name="Emphasis"><text:span text:style-name="T8">printk</text:span></text:span><text:span text:style-name="Emphasis"><text:span text:style-name="T6"> </text:span></text:span><text:span text:style-name="T5">is not destined to dump its output on some console. In fact, it cannot do so, as it is something which is in the background, and executes like a library, only when triggered either from the hardware space or the user space. So, then where does </text:span><text:span text:style-name="Emphasis"><text:span text:style-name="T8">printk</text:span></text:span><text:span text:style-name="Emphasis"><text:span text:style-name="T6"> </text:span></text:span><text:span text:style-name="T5">print? All the </text:span><text:span text:style-name="Emphasis"><text:span text:style-name="T8">printk</text:span></text:span><text:span text:style-name="Emphasis"><text:span text:style-name="T6"> </text:span></text:span><text:span text:style-name="T5">calls, just put their contents into the (log) ring buffer of the kernel. Then, the </text:span><text:span text:style-name="Emphasis"><text:span text:style-name="T8">syslog</text:span></text:span><text:span text:style-name="Emphasis"><text:span text:style-name="T6"> </text:span></text:span><text:span text:style-name="T5">daemon running in the user space picks them for final processing &amp; redirection to various devices, as configured in its configuration file </text:span><text:span text:style-name="Emphasis"><text:span text:style-name="T8">/etc/syslog.conf</text:span></text:span><text:span text:style-name="T5">.</text:span></text:p>
      <text:p text:style-name="P1"/>
      <text:p text:style-name="P1"><text:span text:style-name="T5">You must have observed the out of place macro KERN_INFO, in the </text:span><text:span text:style-name="Emphasis"><text:span text:style-name="T8">printk</text:span></text:span><text:span text:style-name="Emphasis"><text:span text:style-name="T6"> </text:span></text:span><text:span text:style-name="T5">calls, in the previous article. That actually is a constant string, which gets concatenated with the format string after it, making it a single string. Note that there is no comma (,) between them – they are no two separate arguments. There are eight such macros defined in </text:span><text:span text:style-name="Emphasis"><text:span text:style-name="T8">&lt;linux/kernel.h&gt;</text:span></text:span><text:span text:style-name="Emphasis"><text:span text:style-name="T6"> </text:span></text:span><text:span text:style-name="T5">under the kernel source, namely:</text:span></text:p>
      <text:p text:style-name="P1"/>
      <text:p text:style-name="P3">#define KERN_EMERG <text:s text:c="5"/>"&lt;0&gt;" /* system is unusable <text:s text:c="20"/>*/</text:p>
      <text:p text:style-name="P4">#define KERN_ALERT <text:s text:c="5"/>"&lt;1&gt;" /* action must be taken immediately <text:s text:c="6"/>*/</text:p>
      <text:p text:style-name="P4">#define KERN_CRIT <text:s text:c="6"/>"&lt;2&gt;" /* critical conditions <text:s text:c="19"/>*/</text:p>
      <text:p text:style-name="P4">#define KERN_ERR <text:s text:c="7"/>"&lt;3&gt;" /* error conditions <text:s text:c="22"/>*/</text:p>
      <text:p text:style-name="P4">#define KERN_WARNING <text:s text:c="3"/>"&lt;4&gt;" /* warning conditions <text:s text:c="20"/>*/</text:p>
      <text:p text:style-name="P4">#define KERN_NOTICE <text:s text:c="4"/>"&lt;5&gt;" /* normal but significant condition <text:s text:c="6"/>*/</text:p>
      <text:p text:style-name="P4">#define KERN_INFO <text:s text:c="6"/>"&lt;6&gt;" /* informational <text:s text:c="25"/>*/</text:p>
      <text:p text:style-name="P4">#define KERN_DEBUG <text:s text:c="5"/>"&lt;7&gt;" /* debug-level messages <text:s text:c="18"/>*/</text:p>
      <text:p text:style-name="P1"/>
      <text:p text:style-name="P1"><text:span text:style-name="T5">Depending on these log levels (i.e. the first 3 characters in the format string), the </text:span><text:span text:style-name="Emphasis"><text:span text:style-name="T8">syslog</text:span></text:span><text:span text:style-name="T7"> </text:span><text:span text:style-name="T5">daemon in the user space redirects the corresponding messages to their configured locations – a typical one being the log file </text:span><text:span text:style-name="Emphasis"><text:span text:style-name="T8">/var/log/messages</text:span></text:span><text:span text:style-name="Emphasis"><text:span text:style-name="T6"> </text:span></text:span><text:span text:style-name="T5">for all the log levels. Hence, all the </text:span><text:span text:style-name="Emphasis"><text:span text:style-name="T8">printk</text:span></text:span><text:span text:style-name="Emphasis"><text:span text:style-name="T6"> </text:span></text:span><text:span text:style-name="T5">outputs are by default in that file. Though, they can be configured differently to say serial port (</text:span><text:span text:style-name="Emphasis"><text:span text:style-name="T8">/dev/ttyS0</text:span></text:span><text:span text:style-name="T5">) or say all consoles, like what happens typically for KERN_EMERG. Now, </text:span><text:span text:style-name="Emphasis"><text:span text:style-name="T8">/var/log/messages</text:span></text:span><text:span text:style-name="Emphasis"><text:span text:style-name="T6"> </text:span></text:span><text:span text:style-name="T5">is buffered &amp; contain messages not only from the kernel but also from various daemons running in the user space. Moreover, the </text:span><text:span text:style-name="Emphasis"><text:span text:style-name="T8">/var/log/messages</text:span></text:span><text:span text:style-name="Emphasis"><text:span text:style-name="T6"> </text:span></text:span><text:span text:style-name="T5">most often is not readable by a normal user, and hence a user-space utility ‘</text:span><text:span text:style-name="Emphasis"><text:span text:style-name="T8">dmesg</text:span></text:span><text:span text:style-name="T7">‘ </text:span><text:span text:style-name="T5">is provided to directly parse the kernel ring buffer and dump it on the standard outpu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onaco, 'Lucida Console', monospace"/>
    <style:font-face style:name="Open Sans" svg:font-family="'Open Sans'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09:17:05.929947155</meta:creation-date>
    <dc:date>2017-12-19T09:37:39.400696851</dc:date>
    <meta:editing-duration>PT5M22S</meta:editing-duration>
    <meta:editing-cycles>1</meta:editing-cycles>
    <meta:document-statistic meta:table-count="0" meta:image-count="0" meta:object-count="0" meta:page-count="1" meta:paragraph-count="13" meta:word-count="392" meta:character-count="2569" meta:non-whitespace-character-count="2007"/>
    <meta:generator>LibreOffice/4.2.8.2$Linux_x86 LibreOffice_project/420m0$Build-2</meta:generator>
  </office:meta>
</office:document-meta>
</file>